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1pt" style:font-size-asian="18pt" style:font-size-complex="21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gr1" style:family="graphic">
      <style:graphic-properties draw:stroke="none" draw:fill="none" draw:fill-color="#ffffff" fo:min-height="0.243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none" draw:fill-color="#ffffff" fo:min-height="0.192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3252in" fo:min-width="0.466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draw:fill="none" draw:fill-color="#ffffff" fo:min-height="0.181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4693in" fo:min-width="0.490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2827in" fo:min-width="1.136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4165in" fo:min-width="1.059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4165in" fo:min-width="1.32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custom-shape text:anchor-type="paragraph" draw:z-index="0" draw:name="Shape 1" draw:style-name="gr9" draw:text-style-name="P3" svg:width="1.328in" svg:height="0.4169in" svg:x="1.5717in" svg:y="1.0984in"><text:p text:style-name="P3"><text:span text:style-name="T4">prompt</text:span></text:p><draw:enhanced-geometry svg:viewBox="0 0 21600 21600" draw:type="rectangle" draw:enhanced-path="M 0 0 L 21600 0 21600 21600 0 21600 0 0 Z N"/></draw:custom-shape><draw:custom-shape text:anchor-type="paragraph" draw:z-index="1" draw:name="Shape 2" draw:style-name="gr8" draw:text-style-name="P3" svg:width="1.0594in" svg:height="0.4169in" svg:x="1.6402in" svg:y="2.9744in"><text:p text:style-name="P3"><text:span text:style-name="T4">intent</text:span></text:p><draw:enhanced-geometry svg:viewBox="0 0 21600 21600" draw:type="rectangle" draw:enhanced-path="M 0 0 L 21600 0 21600 21600 0 21600 0 0 Z N"/></draw:custom-shape><draw:line text:anchor-type="paragraph" draw:z-index="2" draw:name="Line 1" draw:style-name="gr3" draw:text-style-name="P2" svg:x1="2.2917in" svg:y1="1.5154in" svg:x2="2.2661in" svg:y2="2.9744in"><text:p/></draw:line><draw:custom-shape text:anchor-type="paragraph" draw:z-index="3" draw:name="Shape 3" draw:style-name="gr7" draw:text-style-name="P4" svg:width="1.6059in" svg:height="0.3996in" svg:x="2.2917in" svg:y="1.9756in"><text:p text:style-name="P4"><text:span text:style-name="T3">interpre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Vertical line 1" draw:style-name="gr3" draw:text-style-name="P2" svg:x1="2.2484in" svg:y1="3.3909in" svg:x2="2.2484in" svg:y2="4.4583in"><text:p/></draw:line><draw:custom-shape text:anchor-type="paragraph" draw:z-index="5" draw:name="Shape 4" draw:style-name="gr6" draw:text-style-name="P3" svg:width="0.9807in" svg:height="0.9378in" svg:x="1.7626in" svg:y="4.4575in"><text:p><text:span text:style-name="T2">can</text:span></text:p><text:p><text:span text:style-name="T2">act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" draw:name="Horizontal line 1" draw:style-name="gr3" draw:text-style-name="P2" svg:x1="2.7429in" svg:y1="4.9354in" svg:x2="4.6268in" svg:y2="4.9354in"><text:p/></draw:line><draw:frame text:anchor-type="paragraph" draw:z-index="7" draw:name="Text Frame 1" draw:style-name="gr5" draw:text-style-name="P1" svg:width="0.2433in" svg:height="0.1925in" svg:x="2.8472in" svg:y="4.7429in"><draw:text-box><text:p>yes</text:p></draw:text-box></draw:frame><draw:custom-shape text:anchor-type="paragraph" draw:z-index="8" draw:name="Shape 5" draw:style-name="gr4" draw:text-style-name="P2" svg:width="0.6598in" svg:height="0.4598in" svg:x="3.4374in" svg:y="4.4756in"><text:p text:style-name="P2"><text:span text:style-name="T1">ac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Vertical line 2" draw:style-name="gr3" draw:text-style-name="P2" svg:x1="2.2398in" svg:y1="5.3953in" svg:x2="2.2398in" svg:y2="5.726in"><text:p/></draw:line><draw:frame text:anchor-type="paragraph" draw:z-index="10" draw:name="Text Frame 2" draw:style-name="gr2" draw:text-style-name="P1" svg:width="0.2433in" svg:height="0.1925in" svg:x="2.2827in" svg:y="5.3953in"><draw:text-box><text:p>no</text:p></draw:text-box></draw:frame><draw:frame text:anchor-type="paragraph" draw:z-index="11" draw:name="Text Frame 3" draw:style-name="gr1" draw:text-style-name="P1" svg:width="0.7039in" svg:height="0.2441in" svg:x="1.9272in" svg:y="5.7252in"><draw:text-box><text:p>no action</text:p></draw:text-box></draw:frame>Otazky 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5:30:18.370657446</meta:creation-date>
    <meta:print-date>2024-02-12T15:38:26.482370177</meta:print-date>
    <dc:date>2024-02-12T15:39:46.669215820</dc:date>
    <meta:editing-duration>PT9M28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7.6.4.1$Linux_X86_64 LibreOffice_project/60$Build-1</meta:generator>
  </office:meta>
</office:document-meta>
</file>